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vertical-align="middle"/>
    </style:style>
    <style:style style:name="gr2" style:family="graphic" style:parent-style-name="standard">
      <style:graphic-properties draw:fill-color="#999999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1.43cm" svg:height="10.315cm" svg:x="2.27cm" svg:y="2.326cm">
            <text:p/>
          </draw:rect>
          <draw:rect draw:style-name="gr2" draw:text-style-name="P1" draw:layer="layout" svg:width="11.373cm" svg:height="0.679cm" svg:x="2.305cm" svg:y="2.278cm">
            <text:p/>
          </draw:rect>
        </draw:g>
        <draw:frame draw:style-name="gr3" draw:layer="layout" svg:width="6.183cm" svg:height="0.962cm" svg:x="2.34cm" svg:y="3.059cm">
          <draw:text-box>
            <text:p>template.wpmpro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per Reddin</meta:initial-creator>
    <meta:creation-date>2014-01-31T09:47:59</meta:creation-date>
    <dc:date>2014-01-31T10:00:56</dc:date>
    <dc:creator>Jasper Reddin</dc:creator>
    <meta:editing-duration>PT13M3S</meta:editing-duration>
    <meta:editing-cycles>1</meta:editing-cycles>
    <meta:document-statistic meta:object-count="4"/>
    <meta:generator>OpenOffice/4.0.0$Unix OpenOffice.org_project/400m3$Build-9702</meta:generator>
  </office:meta>
</office:document-meta>
</file>